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ella2" style:family="table">
      <style:table-properties style:width="6.6924in" table:align="margins"/>
    </style:style>
    <style:style style:name="Tabella2.A" style:family="table-column">
      <style:table-column-properties style:column-width="0.7819in" style:rel-column-width="7658*"/>
    </style:style>
    <style:style style:name="Tabella2.B" style:family="table-column">
      <style:table-column-properties style:column-width="0.9257in" style:rel-column-width="9066*"/>
    </style:style>
    <style:style style:name="Tabella2.C" style:family="table-column">
      <style:table-column-properties style:column-width="4.9847in" style:rel-column-width="48811*"/>
    </style:style>
    <style:style style:name="Tabella2.A1" style:family="table-cell">
      <style:table-cell-properties fo:padding="0.0382in" fo:border-left="none" fo:border-right="none" fo:border-top="none" fo:border-bottom="0.0007in solid #000000"/>
    </style:style>
    <style:style style:name="Tabella2.B1" style:family="table-cell">
      <style:table-cell-properties fo:padding="0.0382in" fo:border-left="0.0007in solid #000000" fo:border-right="0.0007in solid #000000" fo:border-top="none" fo:border-bottom="0.0007in solid #000000"/>
    </style:style>
    <style:style style:name="Tabella2.A2" style:family="table-cell">
      <style:table-cell-properties fo:padding="0.0382in" fo:border="none"/>
    </style:style>
    <style:style style:name="Tabella2.B2" style:family="table-cell">
      <style:table-cell-properties fo:padding="0.0382in" fo:border-left="0.0007in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in" fo:margin-right="0in" fo:text-align="justify" style:justify-single-word="false" fo:text-indent="0in"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text-align="justify" style:justify-single-word="false"/>
    </style:style>
    <style:style style:name="P24" style:family="paragraph" style:parent-style-name="Heading_20_1">
      <style:text-properties fo:font-size="15pt" style:font-name-asian="ArialMT" style:font-size-asian="15pt" style:font-name-complex="ArialMT" style:font-size-complex="15pt"/>
    </style:style>
    <style:style style:name="P25" style:family="paragraph" style:parent-style-name="Heading_20_1">
      <style:text-properties style:font-name-asian="ArialMT" style:font-name-complex="ArialMT"/>
    </style:style>
    <style:style style:name="P26" style:family="paragraph" style:parent-style-name="Heading_20_1">
      <style:paragraph-properties fo:break-before="page"/>
      <style:text-properties fo:font-size="15pt" style:font-size-asian="15pt" style:font-size-complex="15pt"/>
    </style:style>
    <style:style style:name="P27" style:family="paragraph" style:parent-style-name="Heading_20_2">
      <style:text-properties fo:font-size="13pt" style:font-size-asian="13pt" style:font-size-complex="13pt"/>
    </style:style>
    <style:style style:name="P28" style:family="paragraph" style:parent-style-name="Heading_20_2">
      <style:text-properties fo:font-size="13pt" style:font-name-asian="ArialMT" style:font-size-asian="13pt" style:font-name-complex="ArialMT" style:font-size-complex="13pt"/>
    </style:style>
    <style:style style:name="P29" style:family="paragraph" style:parent-style-name="Standard" style:list-style-name="L5"/>
    <style:style style:name="P30" style:family="paragraph" style:parent-style-name="Standard" style:list-style-name="L5"/>
    <style:style style:name="P31" style:family="paragraph" style:parent-style-name="Standard" style:list-style-name="L5"/>
    <style:style style:name="P32" style:family="paragraph" style:parent-style-name="Standard">
      <style:text-properties fo:font-size="13pt" style:font-name-asian="ArialMT" style:font-size-asian="13pt" style:font-name-complex="ArialMT" style:font-size-complex="13pt"/>
    </style:style>
    <style:style style:name="P33" style:family="paragraph" style:parent-style-name="Standard" style:list-style-name="L5"/>
    <style:style style:name="P34" style:family="paragraph" style:parent-style-name="Standard">
      <style:paragraph-properties fo:text-align="justify" style:justify-single-word="false"/>
      <style:text-properties fo:font-size="12pt" style:font-size-asian="12pt" style:font-size-complex="12pt"/>
    </style:style>
    <style:style style:name="P35" style:family="paragraph" style:parent-style-name="Header">
      <style:paragraph-properties fo:text-align="center" style:justify-single-word="false"/>
      <style:text-properties fo:font-size="6pt" style:font-size-asian="6pt" style:font-size-complex="6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style:font-size-asian="10.5pt" style:font-size-complex="12pt"/>
    </style:style>
    <style:style style:name="P38" style:family="paragraph" style:parent-style-name="Contents_20_1">
      <style:paragraph-properties>
        <style:tab-stops>
          <style:tab-stop style:position="6.4957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Heading_20_1">
      <style:text-properties fo:font-size="15pt" style:font-size-asian="15pt" style:font-size-complex="15pt"/>
    </style:style>
    <style:style style:name="P41" style:family="paragraph" style:parent-style-name="Heading_20_2">
      <style:text-properties fo:font-size="13pt" style:font-size-asian="13pt" style:font-size-complex="13pt"/>
    </style:style>
    <style:style style:name="P42" style:family="paragraph" style:parent-style-name="Heading_20_2">
      <style:text-properties fo:font-size="13pt" style:font-name-asian="ArialMT" style:font-size-asian="13pt" style:font-name-complex="ArialMT" style:font-size-complex="13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425in" text:min-label-width="0.25in"/>
        <style:text-properties style:font-name="StarSymbol1"/>
      </text:list-level-style-bullet>
      <text:list-level-style-bullet text:level="2" text:style-name="Bullet_20_Symbols" style:num-suffix="." text:bullet-char="○">
        <style:list-level-properties text:space-before="0.7425in" text:min-label-width="0.25in"/>
        <style:text-properties style:font-name="StarSymbol1"/>
      </text:list-level-style-bullet>
      <text:list-level-style-bullet text:level="3" text:style-name="Bullet_20_Symbols" style:num-suffix="." text:bullet-char="■">
        <style:list-level-properties text:space-before="1.2425in" text:min-label-width="0.25in"/>
        <style:text-properties style:font-name="StarSymbol1"/>
      </text:list-level-style-bullet>
      <text:list-level-style-bullet text:level="4" text:style-name="Bullet_20_Symbols" style:num-suffix="." text:bullet-char="●">
        <style:list-level-properties text:space-before="1.7425in" text:min-label-width="0.25in"/>
        <style:text-properties style:font-name="StarSymbol1"/>
      </text:list-level-style-bullet>
      <text:list-level-style-bullet text:level="5" text:style-name="Bullet_20_Symbols" style:num-suffix="." text:bullet-char="○">
        <style:list-level-properties text:space-before="2.2425in" text:min-label-width="0.25in"/>
        <style:text-properties style:font-name="StarSymbol1"/>
      </text:list-level-style-bullet>
      <text:list-level-style-bullet text:level="6" text:style-name="Bullet_20_Symbols" style:num-suffix="." text:bullet-char="■">
        <style:list-level-properties text:space-before="2.7425in" text:min-label-width="0.25in"/>
        <style:text-properties style:font-name="StarSymbol1"/>
      </text:list-level-style-bullet>
      <text:list-level-style-bullet text:level="7" text:style-name="Bullet_20_Symbols" style:num-suffix="." text:bullet-char="●">
        <style:list-level-properties text:space-before="3.2425in" text:min-label-width="0.25in"/>
        <style:text-properties style:font-name="StarSymbol1"/>
      </text:list-level-style-bullet>
      <text:list-level-style-bullet text:level="8" text:style-name="Bullet_20_Symbols" style:num-suffix="." text:bullet-char="○">
        <style:list-level-properties text:space-before="3.7425in" text:min-label-width="0.25in"/>
        <style:text-properties style:font-name="StarSymbol1"/>
      </text:list-level-style-bullet>
      <text:list-level-style-bullet text:level="9" text:style-name="Bullet_20_Symbols" style:num-suffix="." text:bullet-char="■">
        <style:list-level-properties text:space-before="4.2425in" text:min-label-width="0.25in"/>
        <style:text-properties style:font-name="StarSymbol1"/>
      </text:list-level-style-bullet>
      <text:list-level-style-bullet text:level="10" text:style-name="Bullet_20_Symbols" style:num-suffix="." text:bullet-char="●">
        <style:list-level-properties text:space-before="4.74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3 Gennaio 2008</text:p>
          </table:table-cell>
        </table:table-row>
        <table:table-row>
          <table:table-cell table:style-name="Tabella4.A2" office:value-type="string">
            <text:p text:style-name="P8">Documento Esterno - Formale <text:s/>- v0.0</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Heading">Sommario</text:p>
      <text:p text:style-name="Text_20_body">Questo documento ha il fine di illustrare le scelte tecniche, tecnologiche ed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38">1Introduzione <text:tab/>3</text:p>
          <text:p text:style-name="P39">1.1Scopo del documento <text:tab/>3</text:p>
          <text:p text:style-name="P39">1.2Scopo del prodotto<text:tab/>3</text:p>
          <text:p text:style-name="P39">1.3Glossario <text:tab/>3</text:p>
          <text:p text:style-name="P39">1.4Riferimenti<text:tab/>3</text:p>
          <text:p text:style-name="P38">2Definizione del prodotto <text:tab/>4</text:p>
          <text:p text:style-name="P39">2.1Metodo e formalismo di specifica <text:tab/>4</text:p>
          <text:p text:style-name="P39">2.2Primo livello di decomposizione architetturale <text:tab/>4</text:p>
          <text:p text:style-name="P38">3Descrizione package<text:tab/>5</text:p>
          <text:p text:style-name="P38">9Stime di fattibilità e bisogno di risorse <text:tab/>5</text:p>
          <text:p text:style-name="P39">9.1Occupazione di memoria virtuale <text:tab/>5</text:p>
          <text:p text:style-name="P38">10Tracciamento componenti – requisiti <text:tab/>5</text:p>
        </text:index-body>
      </text:table-of-content>
      <text:p text:style-name="P16"/>
      <text:h text:style-name="P26" text:outline-level="1">Introduzione </text:h>
      <text:h text:style-name="P27" text:outline-level="2">Scopo del documento </text:h>
      <text:p text:style-name="P23">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P27" text:outline-level="2">Scopo del prodotto</text:h>
      <text:p text:style-name="P36">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u' dettagliata rimandiamo al documento [AR].</text:p>
      <text:h text:style-name="P27" text:outline-level="2">Glossario </text:h>
      <text:p text:style-name="P37">I termini in <text:span text:style-name="T2">corsivo</text:span><text:span text:style-name="T3"> sono descritti per una migliore comprensione nel documento [G], allegato a questo documento.</text:span></text:p>
      <text:h text:style-name="Heading_20_2" text:outline-level="2"><text:span text:style-name="T3">Riferimenti</text:span></text:h>
      <text:list text:style-name="L5">
        <text:list-item>
          <text:p text:style-name="P29"><text:span text:style-name="T3">[AR] Analisi_dei_requisiti.pdf</text:span></text:p>
        </text:list-item>
        <text:list-item>
          <text:p text:style-name="P29"><text:span text:style-name="T3">[G] Glossario.pdf</text:span></text:p>
        </text:list-item>
        <text:list-item>
          <text:p text:style-name="P29"><text:span text:style-name="T3">[PP] Piano_di_progetto.pdf</text:span></text:p>
        </text:list-item>
        <text:list-item>
          <text:p text:style-name="P29"><text:span text:style-name="T3">[NP] Norme_di_progetto.pdf<text:line-break/></text:span></text:p>
        </text:list-item>
      </text:list>
      <text:p text:style-name="P34"/>
      <text:h text:style-name="P27" text:outline-level="2"><text:soft-page-break/><text:span text:style-name="T3"/></text:h>
      <text:h text:style-name="P40" text:outline-level="1">Definizione del prodotto </text:h>
      <text:h text:style-name="P28" text:outline-level="2">Metodo e formalismo di specifica </text:h>
      <text:p text:style-name="P32"><text:tab/>Per rendere piu' comprensibile l'architettura da noi realizzata per descrivere il progetto, utilizzeremo diagrammi delle classi in linguaggio UML. Di questi diagrammi si fornira' poi una descrizione in dettaglio.</text:p>
      <text:p text:style-name="P32">Questo documento e' stato redatto durante al fase di analisi (rif. [PP]), pertanto presentera' un livello di astrazione alto. Successivamente, durante la fase di progettazione, verra' analizzato ogni singolo componente, specificando con piu' rigore il contenuto delle classi e le relazioni tra le classi stesse.</text:p>
      <text:h text:style-name="P28" text:outline-level="2">Primo livello di decomposizione architetturale </text:h>
      <text:p text:style-name="P32"><text:tab/>Di seguito viene riportato il diagramma delle classi realizzato in fase di analisi, con relativa illustrazione dei vari componenti.</text:p>
      <text:p text:style-name="P32"/>
      <text:p text:style-name="P32">Il cuore centrale del sistema e' formata dalla coppia Scheduler-Gestore della memoria: e' compito dello Scheduler infatti scegliere il processo da mandare in esecuzione, in accordo con la politica di schedulazione dei processi scelta, mentre il Gestore della memoria si occupa della gestione delle pagine/segmenti di cui ha bisogno il processo. Lo Scheduler e' inoltre incaricato di costruire un Istante della simulazione. Per Istante si intende una singola unita' di tempo nell'evolvere della simulazione: deve percio' contenere tutte le informazioni che serviranno poi per calcolare le statistiche e lo stato del sistema.</text:p>
      <text:p text:style-name="P32">Per quanto riguarda il meccanismo di schedulazione dei processi, ci siamo ispirati al lavoro effettuato in precedenza dal gruppo BlueThoth come specificato nel punto 1.5.</text:p>
      <text:h text:style-name="P24" text:outline-level="1"><text:soft-page-break/>Descrizione package</text:h>
      <text:h text:style-name="P25" text:outline-level="1"/>
      <text:h text:style-name="P25" text:outline-level="1"/>
      <text:h text:style-name="P25" text:outline-level="1"/>
      <text:h text:style-name="P25" text:outline-level="1"/>
      <text:h text:style-name="P25" text:outline-level="1"/>
      <text:h text:style-name="P25" text:outline-level="1">Stime di fattibilità e bisogno di risorse </text:h>
      <text:h text:style-name="P28" text:outline-level="2">Occupazione di memoria virtuale </text:h>
      <text:h text:style-name="P25" text:outline-level="1">Tracciamento componenti – requisiti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1181in" fo:margin-right="0.1181in" fo:margin-top="0.0783in" fo:margin-bottom="0.0783in" fo:text-indent="0.3937in"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0984in" fo:margin-bottom="0.0984in"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65in" fo:margin-right="0in" fo:text-indent="0in" style:auto-text-indent="false" style:page-number="auto" fo:background-color="transparent">
        <style:tab-stops>
          <style:tab-stop style:position="6.6925in"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_5b_Eg_5d_Testo" style:display-name="[Eg]Testo" style:family="paragraph" style:parent-style-name="Text_20_body">
      <style:paragraph-properties fo:margin-left="0.1965in" fo:margin-right="0in" fo:text-indent="0in" style:auto-text-indent="false" style:shadow="none">
        <style:tab-stops>
          <style:tab-stop style:position="2.4063in"/>
          <style:tab-stop style:position="5.4063in"/>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0783in" fo:margin-bottom="0.1181in"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0984in" fo:margin-right="0in" fo:text-indent="0in"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in" fo:margin-bottom="0.1575in"/>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RTF_5f_Num_20_2" style:display-name="RTF_Num 2">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6.6924in" table:align="left"/>
    </style:style>
    <style:style style:name="Tabella1.A" style:family="table-column">
      <style:table-column-properties style:column-width="4.834in"/>
    </style:style>
    <style:style style:name="Tabella1.B" style:family="table-column">
      <style:table-column-properties style:column-width="1.8583in"/>
    </style:style>
    <style:style style:name="Tabella1.1" style:family="table-row">
      <style:table-row-properties style:min-row-height="1.1458in"/>
    </style:style>
    <style:style style:name="Tabella1.A1" style:family="table-cell">
      <style:table-cell-properties fo:padding="0.0382in" fo:border-left="none" fo:border-right="none" fo:border-top="none" fo:border-bottom="0.0007in solid #000000"/>
    </style:style>
    <style:style style:name="Tabella1.B1.1" style:family="table-row">
      <style:table-row-properties style:min-row-height="0.5729in"/>
    </style:style>
    <style:style style:name="Tabella1.B1.1.1" style:family="table-cell">
      <style:table-cell-properties fo:padding="0.0382in" fo:border-left="0.0007in solid #000000" fo:border-right="none" fo:border-top="none" fo:border-bottom="0.0007in solid #000000"/>
    </style:style>
    <style:style style:name="Tabella1.B1.2" style:family="table-row">
      <style:table-row-properties style:min-row-height="0.2493in"/>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1.7819in" svg:height="0.8201in" draw:z-index="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5</text:page-number> di <text:page-count>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date>2008-01-24T11:33:48</dc:date>
    <meta:print-date>2005-11-30T16:25:56</meta:print-date>
    <meta:editing-cycles>407</meta:editing-cycles>
    <meta:editing-duration>P2DT5H1M1S</meta:editing-duration>
    <meta:user-defined meta:name="Info 1"/>
    <meta:user-defined meta:name="Info 2"/>
    <meta:user-defined meta:name="Info 3"/>
    <meta:user-defined meta:name="Info 4"/>
    <meta:document-statistic meta:table-count="4" meta:image-count="1" meta:object-count="0" meta:page-count="5" meta:paragraph-count="72" meta:word-count="526" meta:character-count="3757"/>
  </office:meta>
</office:document-meta>
</file>